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AZO ONTIVEROS HERLISS P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32379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079648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AZO ONTIVEROS, YONER YERS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323795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LAZO ONTIVEROS HERLISS P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7323795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7/07/2021</text:p>
          </table:table-cell>
          <table:table-cell table:style-name="Tabla2.A3" office:value-type="string">
            <text:p text:style-name="P16">45467601</text:p>
          </table:table-cell>
          <table:table-cell table:style-name="Tabla2.D3" office:value-type="string">
            <text:p text:style-name="P17">3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17:16:1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